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96.06mm" style:rel-column-width="37032*"/>
    </style:style>
    <style:style style:name="Table1.B" style:family="table-column">
      <style:table-column-properties style:column-width="73.92mm" style:rel-column-width="28503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24f9c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24f9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/>
    </style:style>
    <style:style style:name="P8" style:family="paragraph" style:parent-style-name="Table_20_Contents">
      <style:paragraph-properties fo:text-align="end" style:justify-single-word="false"/>
      <style:text-properties style:font-name="Liberation Serif2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paragraph-rsid="001d6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11"><text:placeholder text:placeholder-type="text">&lt;set_lang(shipment.delivery_address.party.lang and shipment.delivery_address.party.lang.code or 'en_US')&gt;</text:placeholder><text:placeholder text:placeholder-type="text">&lt;shipment.set_lang(shipment.delivery_address.party.lang and shipment.delivery_address.party.lang.code or 'en_US')&gt;</text:placeholder><text:placeholder text:placeholder-type="text">&lt;shipment.delivery_address.party.full_name&gt;</text:placeholder></text:p>
      <text:p text:style-name="P10"><text:placeholder text:placeholder-type="text">&lt;for each="line in shipment.delivery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2">Delivery Note</text:p>
      <text:p text:style-name="P13"><text:span text:style-name="T1">Shipment Number:</text:span> <text:placeholder text:placeholder-type="text">&lt;shipment.number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Product</text:p>
            </table:table-cell>
            <table:table-cell table:style-name="Table1.B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7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7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8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24f9c"/>
    </style:style>
    <style:style style:name="MP2" style:family="paragraph" style:parent-style-name="Footer">
      <style:paragraph-properties fo:text-align="center" style:justify-single-word="false"/>
      <style:text-properties officeooo:paragraph-rsid="00224f9c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6" meta:word-count="85" meta:character-count="1232" meta:non-whitespace-character-count="1173"/>
    <meta:user-defined meta:name="Info 1"/>
    <meta:user-defined meta:name="Info 2"/>
    <meta:user-defined meta:name="Info 3"/>
    <meta:user-defined meta:name="Info 4"/>
  </office:meta>
</office:document-meta>
</file>